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2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draw:fill-color="#eeeeee" draw:fill-image-width="0cm" draw:fill-image-height="0cm" draw:textarea-vertical-align="middle"/>
    </style:style>
    <style:style style:name="gr18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ffffff" fo:font-family="'Ubuntu Condensed'" style:font-pitch="variable"/>
    </style:style>
    <style:style style:name="P4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ffffff" fo:font-family="'Ubuntu Condensed'" style:font-pitch="variable"/>
    </style:style>
    <style:style style:name="T2" style:family="text">
      <style:text-properties fo:color="#000000" fo:font-family="'Ubuntu Condensed'" style:font-pitch="variable" fo:font-size="12pt" style:font-size-asian="12pt" style:font-size-complex="12pt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16" draw:id="id16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15" draw:id="id15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3cm" svg:height="1.588cm" svg:x="14.629cm" svg:y="3.07cm">
          <text:p text:style-name="P1"><text:span text:style-name="T1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3.492cm" svg:height="1.587cm" svg:x="9.133cm" svg:y="6.245cm">
          <text:p text:style-name="P1"><text:span text:style-name="T2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3.493cm" svg:height="1.588cm" svg:x="4.052cm" svg:y="6.245cm">
          <text:p text:style-name="P1"><text:span text:style-name="T1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2cm" svg:height="1.587cm" svg:x="20.028cm" svg:y="3.07cm">
          <text:p text:style-name="P1"><text:span text:style-name="T2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2cm" svg:height="1.588cm" svg:x="9.133cm" svg:y="3.07cm">
          <text:p text:style-name="P1"><text:span text:style-name="T2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3.492cm" svg:height="1.588cm" svg:x="4.052cm" svg:y="9.42cm">
          <text:p text:style-name="P1"><text:span text:style-name="T2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5" draw:text-style-name="P3" xml:id="id10" draw:id="id10" draw:layer="layout" svg:width="3.493cm" svg:height="1.588cm" svg:x="19.91cm" svg:y="14.5cm">
          <text:p text:style-name="P1"><text:span text:style-name="T1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3.492cm" svg:height="1.587cm" svg:x="24.79cm" svg:y="14.5cm">
          <text:p text:style-name="P1"><text:span text:style-name="T2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1" draw:id="id11" draw:layer="layout" svg:width="3.492cm" svg:height="1.587cm" svg:x="14.63cm" svg:y="14.5cm">
          <text:p text:style-name="P1"><text:span text:style-name="T2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2cm" svg:height="1.588cm" svg:x="9.25cm" svg:y="14.5cm">
          <text:p text:style-name="P1"><text:span text:style-name="T2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3cm" svg:height="1.588cm" svg:x="4.052cm" svg:y="14.5cm">
          <text:p text:style-name="P1"><text:span text:style-name="T1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11" draw:text-style-name="P6" draw:layer="layout" svg:x1="18.122cm" svg:y1="3.864cm" svg:x2="20.028cm" svg:y2="3.863cm" draw:start-shape="id4" draw:start-glue-point="1" draw:end-shape="id5" svg:d="M18122 3864h953v-1h953">
          <text:p text:style-name="P1"><text:span text:style-name="T4">SC</text:span></text:p>
        </draw:connector>
        <draw:connector draw:style-name="gr12" draw:text-style-name="P2" draw:layer="layout" svg:x1="12.625cm" svg:y1="3.864cm" svg:x2="14.629cm" svg:y2="3.864cm" draw:start-shape="id6" draw:start-glue-point="1" draw:end-shape="id4" draw:end-glue-point="3" svg:d="M12625 3864h2004">
          <text:p text:style-name="P1"><text:span text:style-name="T5">Unhold</text:span></text:p>
        </draw:connector>
        <draw:connector draw:style-name="gr13" draw:text-style-name="P1" draw:layer="layout" svg:x1="5.798cm" svg:y1="14.5cm" svg:x2="5.798cm" svg:y2="11.008cm" draw:start-shape="id7" draw:start-glue-point="0" draw:end-shape="id8" svg:d="M5798 14500v-3492">
          <text:p/>
        </draw:connector>
        <draw:connector draw:style-name="gr14" draw:text-style-name="P1" draw:layer="layout" svg:x1="5.798cm" svg:y1="9.42cm" svg:x2="5.798cm" svg:y2="7.833cm" draw:start-shape="id8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9" draw:start-glue-point="3" draw:end-shape="id10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0" draw:start-glue-point="3" draw:end-shape="id11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2" draw:start-glue-point="3" draw:end-shape="id7" draw:end-glue-point="1" svg:d="M9250 15294h-1705">
          <text:p text:style-name="P1"><text:span text:style-name="T4">SC <text:s text:c="8"/></text:span></text:p>
        </draw:connector>
        <draw:circle draw:style-name="gr15" draw:text-style-name="P1" xml:id="id13" draw:id="id13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6" draw:start-glue-point="2" draw:end-shape="id13" draw:end-glue-point="0" svg:d="M10879 4658v792h2557v1430">
          <text:p/>
        </draw:connector>
        <draw:circle draw:style-name="gr17" draw:text-style-name="P1" xml:id="id14" draw:id="id14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1" draw:start-glue-point="3" draw:end-shape="id14" draw:end-glue-point="2" svg:d="M14630 15293h-1003v1430h-5071v-1270">
          <text:p/>
        </draw:connector>
        <draw:line draw:style-name="gr18" draw:text-style-name="P2" draw:layer="layout" svg:x1="10.856cm" svg:y1="14.003cm" svg:x2="12.126cm" svg:y2="14.003cm">
          <text:p text:style-name="P1"><text:span text:style-name="T5">Stop</text:span></text:p>
        </draw:line>
        <draw:line draw:style-name="gr18" draw:text-style-name="P2" draw:layer="layout" svg:x1="26.477cm" svg:y1="14.203cm" svg:x2="27.747cm" svg:y2="14.203cm">
          <text:p text:style-name="P1"><text:span text:style-name="T5">Abort</text:span></text:p>
        </draw:line>
        <draw:line draw:style-name="gr18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5" draw:text-style-name="P3" xml:id="id3" draw:id="id3" draw:layer="layout" svg:width="3.493cm" svg:height="1.587cm" svg:x="14.629cm" svg:y="6.246cm">
          <text:p text:style-name="P1"><text:span text:style-name="T1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" draw:layer="layout" svg:x1="16.375cm" svg:y1="6.246cm" svg:x2="21.774cm" svg:y2="4.657cm" draw:start-shape="id3" draw:start-glue-point="0" draw:end-shape="id5" draw:end-glue-point="2" svg:d="M16375 6246v-795h5399v-794">
          <text:p text:style-name="P1"><text:span text:style-name="T5">Hold</text:span></text:p>
        </draw:connector>
        <draw:line draw:style-name="gr18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0" draw:text-style-name="P1" draw:layer="layout" svg:x1="10.996cm" svg:y1="13.365cm" svg:x2="10.996cm" svg:y2="14.5cm" draw:start-shape="id15" draw:start-glue-point="2" draw:end-shape="id12" draw:end-glue-point="0" svg:d="M10996 13365v1135">
          <text:p/>
        </draw:connector>
        <draw:connector draw:style-name="gr20" draw:text-style-name="P1" draw:layer="layout" svg:x1="26.536cm" svg:y1="13.683cm" svg:x2="26.536cm" svg:y2="14.5cm" draw:start-shape="id16" draw:start-glue-point="2" draw:end-shape="id9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14:56</dc:date>
    <dc:creator>Carl Bostroem</dc:creator>
    <meta:editing-duration>PT4H32M51S</meta:editing-duration>
    <meta:editing-cycles>24</meta:editing-cycles>
    <meta:generator>OpenOffice/4.1.8$Unix OpenOffice.org_project/418m3$Build-9803</meta:generator>
    <meta:document-statistic meta:object-count="41"/>
  </office:meta>
</office:document-meta>
</file>